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>
      <style:paragraph-properties fo:text-align="center" style:justify-single-word="false"/>
      <style:text-properties officeooo:paragraph-rsid="000d441a"/>
    </style:style>
    <style:style style:name="T1" style:family="text">
      <style:text-properties officeooo:rsid="000d441a"/>
    </style:style>
    <style:style style:name="T2" style:family="text">
      <style:text-properties style:text-underline-style="solid" style:text-underline-width="auto" style:text-underline-color="font-color" officeooo:rsid="000d441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2">Subversion(SVN) Quick Reference</text:span></text:span></text:p>
      <text:p text:style-name="Text_20_body"><text:span text:style-name="Strong_20_Emphasis"/></text:p>
      <text:p text:style-name="Text_20_body"><text:span text:style-name="Strong_20_Emphasis">Subversion (SVN):</text:span></text:p>
      <text:list text:style-name="L1">
        <text:list-item>
          <text:p text:style-name="P2">Centralized version control system for tracking changes in files and directories.</text:p>
        </text:list-item>
        <text:list-item>
          <text:p text:style-name="P2">Provides features for versioning, branching, merging, and collaboration among developers.</text:p>
        </text:list-item>
        <text:list-item>
          <text:p text:style-name="P1">Designed as a successor to CVS (Concurrent Versions System) with improvements in performance and functionality.</text:p>
        </text:list-item>
      </text:list>
      <text:p text:style-name="Text_20_body"><text:span text:style-name="Strong_20_Emphasis">Repository:</text:span></text:p>
      <text:list text:style-name="L2">
        <text:list-item>
          <text:p text:style-name="P4">A repository is a centralized storage location for versioned files and directories.</text:p>
        </text:list-item>
        <text:list-item>
          <text:p text:style-name="P4">Contains historical data and metadata about changes made to files.</text:p>
        </text:list-item>
        <text:list-item>
          <text:p text:style-name="P3">Managed by a server process and accessed by clients using various protocols (e.g., HTTP, HTTPS, SVN).</text:p>
        </text:list-item>
      </text:list>
      <text:p text:style-name="Text_20_body"><text:span text:style-name="Strong_20_Emphasis">Basic Commands:</text:span></text:p>
      <text:list text:style-name="L3">
        <text:list-item>
          <text:p text:style-name="P6"><text:span text:style-name="Source_20_Text">svn checkout &lt;repository_url&gt;</text:span>: Checkout a working copy of a repository.</text:p>
        </text:list-item>
        <text:list-item>
          <text:p text:style-name="P6"><text:span text:style-name="Source_20_Text">svn update</text:span>: Update the working copy with changes from the repository.</text:p>
        </text:list-item>
        <text:list-item>
          <text:p text:style-name="P6"><text:span text:style-name="Source_20_Text">svn add &lt;file&gt;</text:span>: Add files or directories to version control.</text:p>
        </text:list-item>
        <text:list-item>
          <text:p text:style-name="P6"><text:span text:style-name="Source_20_Text">svn commit -m "&lt;message&gt;"</text:span>: Commit changes in the working copy to the repository with a descriptive message.</text:p>
        </text:list-item>
        <text:list-item>
          <text:p text:style-name="P6"><text:span text:style-name="Source_20_Text">svn revert &lt;file&gt;</text:span>: Revert local changes in a file to the last committed state.</text:p>
        </text:list-item>
        <text:list-item>
          <text:p text:style-name="P5"><text:span text:style-name="Source_20_Text">svn status</text:span>: Check the status of files and directories in the working copy.</text:p>
        </text:list-item>
      </text:list>
      <text:p text:style-name="Text_20_body"><text:span text:style-name="Strong_20_Emphasis">Branching and Merging:</text:span></text:p>
      <text:list text:style-name="L4">
        <text:list-item>
          <text:p text:style-name="P8">Branches allow for parallel development and isolation of features or bug fixes.</text:p>
        </text:list-item>
        <text:list-item>
          <text:p text:style-name="P8"><text:span text:style-name="Source_20_Text">svn copy &lt;source_url&gt; &lt;destination_url&gt;</text:span>: Create a branch or tag by copying a directory or file in the repository.</text:p>
        </text:list-item>
        <text:list-item>
          <text:p text:style-name="P8"><text:span text:style-name="Source_20_Text">svn merge &lt;source_url&gt;[@revision] &lt;destination_path&gt;</text:span>: Merge changes from one branch to another.</text:p>
        </text:list-item>
        <text:list-item>
          <text:p text:style-name="P7"><text:span text:style-name="Source_20_Text">svn switch &lt;branch_url&gt;</text:span>: Switch the working copy to a different branch.</text:p>
        </text:list-item>
      </text:list>
      <text:p text:style-name="Text_20_body"><text:span text:style-name="Strong_20_Emphasis">Repository Operations:</text:span></text:p>
      <text:list text:style-name="L5">
        <text:list-item>
          <text:p text:style-name="P10"><text:span text:style-name="Source_20_Text">svnadmin create &lt;repository_path&gt;</text:span>: Create a new repository on the server.</text:p>
        </text:list-item>
        <text:list-item>
          <text:p text:style-name="P10"><text:span text:style-name="Source_20_Text">svnadmin dump &lt;repository_path&gt;</text:span>: Dump the contents of a repository to a file for backup or migration.</text:p>
        </text:list-item>
        <text:list-item>
          <text:p text:style-name="P9"><text:span text:style-name="Source_20_Text">svnadmin load &lt;repository_path&gt;</text:span>: Load a dump file into a repository to restore or import data.</text:p>
        </text:list-item>
      </text:list>
      <text:p text:style-name="Text_20_body"><text:span text:style-name="Strong_20_Emphasis">Revision Numbers:</text:span></text:p>
      <text:list text:style-name="L6">
        <text:list-item>
          <text:p text:style-name="P12">Each commit in SVN is assigned a unique revision number.</text:p>
        </text:list-item>
        <text:list-item>
          <text:p text:style-name="P12">Revision numbers are sequential and represent the state of the repository after a commit.</text:p>
        </text:list-item>
        <text:list-item>
          <text:p text:style-name="P11"><text:soft-page-break/>Use revision numbers to track changes, compare revisions, and revert to previous states.</text:p>
        </text:list-item>
      </text:list>
      <text:p text:style-name="Text_20_body"><text:span text:style-name="Strong_20_Emphasis">Locking:</text:span></text:p>
      <text:list text:style-name="L7">
        <text:list-item>
          <text:p text:style-name="P14">Locking prevents concurrent modifications to files by multiple users.</text:p>
        </text:list-item>
        <text:list-item>
          <text:p text:style-name="P14">Exclusive locks (<text:span text:style-name="Source_20_Text">svn lock</text:span>) prevent others from modifying a file until the lock is released.</text:p>
        </text:list-item>
        <text:list-item>
          <text:p text:style-name="P13">Shared locks (<text:span text:style-name="Source_20_Text">svn lock --force</text:span>) allow others to modify a file but prevent commits until the lock is released.</text:p>
        </text:list-item>
      </text:list>
      <text:p text:style-name="Text_20_body"><text:span text:style-name="Strong_20_Emphasis">Conflict Resolution:</text:span></text:p>
      <text:list text:style-name="L8">
        <text:list-item>
          <text:p text:style-name="P16">Conflicts occur when changes made by different users overlap or conflict with each other.</text:p>
        </text:list-item>
        <text:list-item>
          <text:p text:style-name="P15">Resolve conflicts by editing conflicted files, marking conflicts as resolved (<text:span text:style-name="Source_20_Text">svn resolve</text:span>), and committing changes.</text:p>
        </text:list-item>
      </text:list>
      <text:p text:style-name="Text_20_body"><text:span text:style-name="Strong_20_Emphasis">Properties:</text:span></text:p>
      <text:list text:style-name="L9">
        <text:list-item>
          <text:p text:style-name="P18">Properties are metadata attached to files, directories, and revisions.</text:p>
        </text:list-item>
        <text:list-item>
          <text:p text:style-name="P18">Set properties with <text:span text:style-name="Source_20_Text">svn propset</text:span>, get properties with <text:span text:style-name="Source_20_Text">svn propget</text:span>, and delete properties with <text:span text:style-name="Source_20_Text">svn propdel</text:span>.</text:p>
        </text:list-item>
        <text:list-item>
          <text:p text:style-name="P17">Common properties include <text:span text:style-name="Source_20_Text">svn:ignore</text:span> for specifying files to ignore, <text:span text:style-name="Source_20_Text">svn:executable</text:span> for marking files as executable, etc.</text:p>
        </text:list-item>
      </text:list>
      <text:p text:style-name="Text_20_body"><text:span text:style-name="Strong_20_Emphasis">Authentication and Authorization:</text:span></text:p>
      <text:list text:style-name="L10">
        <text:list-item>
          <text:p text:style-name="P20">Authenticate users and control access to repositories with authentication and authorization mechanisms.</text:p>
        </text:list-item>
        <text:list-item>
          <text:p text:style-name="P20">SVN supports various authentication methods including password-based authentication, SSH keys, and SSL certificates.</text:p>
        </text:list-item>
        <text:list-item>
          <text:p text:style-name="P19">Define access control rules using access control lists (ACLs) or configuration files.</text:p>
        </text:list-item>
      </text:list>
      <text:p text:style-name="Text_20_body"><text:span text:style-name="Strong_20_Emphasis">Repository Browsing:</text:span></text:p>
      <text:list text:style-name="L11">
        <text:list-item>
          <text:p text:style-name="P22">Browse repository contents and revision history using web-based repository browsers like ViewVC or SVNWeb.</text:p>
        </text:list-item>
        <text:list-item>
          <text:p text:style-name="P21">View files, directories, revisions, commit messages, and changesets through a web interface.</text:p>
        </text:list-item>
      </text:list>
      <text:p text:style-name="Text_20_body"><text:span text:style-name="Strong_20_Emphasis">Exporting:</text:span></text:p>
      <text:list text:style-name="L12">
        <text:list-item>
          <text:p text:style-name="P24">Export the contents of a repository or working copy to a clean directory without SVN metadata.</text:p>
        </text:list-item>
        <text:list-item>
          <text:p text:style-name="P23"><text:span text:style-name="Source_20_Text">svn export &lt;source_url&gt; &lt;destination_path&gt;</text:span>: Export repository contents to a specified directory.</text:p>
        </text:list-item>
      </text:list>
      <text:p text:style-name="Text_20_body"><text:span text:style-name="Strong_20_Emphasis">Externals:</text:span></text:p>
      <text:list text:style-name="L13">
        <text:list-item>
          <text:p text:style-name="P26">Externals allow referencing external repositories or directories within a working copy.</text:p>
        </text:list-item>
        <text:list-item>
          <text:p text:style-name="P25">Define external references in the <text:span text:style-name="Source_20_Text">svn:externals</text:span> property of a directory.</text:p>
        </text:list-item>
      </text:list>
      <text:p text:style-name="Text_20_body"><text:span text:style-name="Strong_20_Emphasis">Hooks:</text:span></text:p>
      <text:list text:style-name="L14">
        <text:list-item>
          <text:p text:style-name="P28">Hooks are scripts triggered by specific events in the SVN lifecycle.</text:p>
        </text:list-item>
        <text:list-item>
          <text:p text:style-name="P27"><text:soft-page-break/>Customize hooks to automate tasks like email notifications, code validation, and deploymen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1:51:38.026551302</meta:creation-date>
    <dc:date>2024-04-07T12:25:21.683562366</dc:date>
    <meta:editing-duration>PT1M41S</meta:editing-duration>
    <meta:editing-cycles>3</meta:editing-cycles>
    <meta:generator>LibreOffice/7.6.6.3$Linux_X86_64 LibreOffice_project/60$Build-3</meta:generator>
    <meta:document-statistic meta:table-count="0" meta:image-count="0" meta:object-count="0" meta:page-count="3" meta:paragraph-count="56" meta:word-count="595" meta:character-count="3923" meta:non-whitespace-character-count="3426"/>
  </office:meta>
</office:document-meta>
</file>